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2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0.0209in"/>
    </style:style>
    <style:style style:name="co4" style:family="table-column">
      <style:table-column-properties fo:break-before="auto" style:column-width="2.144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833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22">
      <style:table-cell-properties fo:border-bottom="0.06pt solid #000000" fo:background-color="#bfbfbf" fo:border-left="none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 style:data-style-name="N122">
      <style:table-cell-properties fo:border-bottom="none" fo:background-color="#bfbfbf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1">
      <style:table-cell-properties fo:background-color="#bfbfb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 style:data-style-name="N122">
      <style:table-cell-properties fo:border="0.06pt solid #000000"/>
    </style:style>
    <style:style style:name="ce9" style:family="table-cell" style:parent-style-name="Default" style:data-style-name="N11">
      <style:table-cell-properties fo:border-bottom="none" fo:background-color="#bfbfb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/>
    </style:style>
    <style:style style:name="ce11" style:family="table-cell" style:parent-style-name="Default" style:data-style-name="N122">
      <style:table-cell-properties fo:background-color="#0000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000000" fo:border="0.06pt solid #000000"/>
    </style:style>
    <style:style style:name="ce13" style:family="table-cell" style:parent-style-name="Default" style:data-style-name="N122">
      <style:table-cell-properties fo:border-bottom="none" fo:background-color="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22">
      <style:table-cell-properties fo:border-bottom="0.06pt solid #000000" fo:background-color="#bfbfbf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0.06pt solid #000000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 calcext:value-type="string">
            <text:p>Werte</text:p>
          </table:table-cell>
          <table:table-cell table:style-name="ce10"/>
          <table:table-cell table:style-name="ce14" office:value-type="string" calcext:value-type="string">
            <text:p>Kartenlesegerät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string" calcext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62.81" calcext:value-type="currency">
            <text:p>62.8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Liefererrabatt:</text:p>
          </table:table-cell>
          <table:table-cell table:style-name="ce7" office:value-type="percentage" office:value="0.2" calcext:value-type="percentage">
            <text:p>20.00%</text:p>
          </table:table-cell>
          <table:table-cell table:style-name="ce12"/>
          <table:table-cell table:style-name="ce16" table:formula="of:=([.$B$4] * [.D3])" office:value-type="currency" office:currency="EUR" office:value="12.562" calcext:value-type="currency">
            <text:p>12.5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50.248" calcext:value-type="currency">
            <text:p>50.25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Liefererskonto:</text:p>
          </table:table-cell>
          <table:table-cell table:style-name="ce7" office:value-type="percentage" office:value="0.02" calcext:value-type="percentage">
            <text:p>2.00%</text:p>
          </table:table-cell>
          <table:table-cell table:style-name="ce12"/>
          <table:table-cell table:style-name="ce16" table:formula="of:=[.$B$6]*[.D5]" office:value-type="currency" office:currency="EUR" office:value="1.00496" calcext:value-type="currency">
            <text:p>1.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49.24304" calcext:value-type="currency">
            <text:p>49.2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 calcext:value-type="currency">
            <text:p>0.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49.24304" calcext:value-type="currency">
            <text:p>49.2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Allg. Handlungskosten: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12"/>
          <table:table-cell table:style-name="ce16" table:formula="of:=[.$B$10]*[.D9]" office:value-type="currency" office:currency="EUR" office:value="12.31076" calcext:value-type="currency">
            <text:p>12.31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61.5538" calcext:value-type="currency">
            <text:p>61.55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Gewinn: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12"/>
          <table:table-cell table:style-name="ce16" table:formula="of:=[.$B$12]*[.D11]" office:value-type="currency" office:currency="EUR" office:value="9.23307" calcext:value-type="currency">
            <text:p>9.23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70.78687" calcext:value-type="currency">
            <text:p>70.7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Kundenskonto:</text:p>
          </table:table-cell>
          <table:table-cell table:style-name="ce7" office:value-type="percentage" office:value="0.02" calcext:value-type="percentage">
            <text:p>2.00%</text:p>
          </table:table-cell>
          <table:table-cell table:style-name="ce12"/>
          <table:table-cell table:style-name="ce16" table:formula="of:=([.D13]/100)*([.$B$14]*100)" office:value-type="currency" office:currency="EUR" office:value="1.4157374" calcext:value-type="currency">
            <text:p>1.4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72.2026074" calcext:value-type="currency">
            <text:p>72.2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Kundenrabatt: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12"/>
          <table:table-cell table:style-name="ce16" table:formula="of:=([.D15]/100)*([.$B$16]*100)" office:value-type="currency" office:currency="EUR" office:value="10.83039111" calcext:value-type="currency">
            <text:p>10.83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 calcext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83.03299851" calcext:value-type="currency">
            <text:p>83.03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9:24:16.5724415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Becker, David</meta:initial-creator>
    <meta:creation-date>2018-03-02T09:53:01Z</meta:creation-date>
    <dc:date>2018-03-09T09:43:03.647912912</dc:date>
    <meta:editing-duration>PT59S</meta:editing-duration>
    <meta:editing-cycles>1</meta:editing-cycles>
    <meta:document-statistic meta:table-count="1" meta:cell-count="38" meta:object-count="0"/>
  </office:meta>
</office:document-meta>
</file>